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165D2CB03A104B1CD51.png" manifest:media-type="image/png"/>
  <manifest:file-entry manifest:full-path="Pictures/100002010000012C000000DDEB52E77C0DFDB8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1.65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stroke="none" svg:stroke-color="#000000" draw:fill="none" draw:fill-color="#ffffff" fo:min-height="0.568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standard">
      <style:graphic-properties draw:stroke="none" svg:stroke-color="#000000" draw:fill="none" draw:fill-color="#ffffff" fo:min-height="0.9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51cm" svg:height="1.216cm" svg:x="8.493cm" svg:y="8.701cm">
          <draw:image xlink:href="Pictures/100002010000012C000000DDEB52E77C0DFDB8A8.png" xlink:type="simple" xlink:show="embed" xlink:actuate="onLoad">
            <text:p/>
          </draw:image>
        </draw:frame>
        <draw:frame draw:style-name="gr1" draw:text-style-name="P1" draw:layer="layout" svg:width="1.651cm" svg:height="1.216cm" svg:x="11.795cm" svg:y="6.007cm">
          <draw:image xlink:href="Pictures/100002010000012C000000DDEB52E77C0DFDB8A8.png" xlink:type="simple" xlink:show="embed" xlink:actuate="onLoad">
            <text:p/>
          </draw:image>
        </draw:frame>
        <draw:frame draw:style-name="gr1" draw:text-style-name="P1" draw:layer="layout" svg:width="1.651cm" svg:height="1.216cm" svg:x="12.049cm" svg:y="11.341cm">
          <draw:image xlink:href="Pictures/100002010000012C000000DDEB52E77C0DFDB8A8.png" xlink:type="simple" xlink:show="embed" xlink:actuate="onLoad">
            <text:p/>
          </draw:image>
        </draw:frame>
        <draw:frame draw:style-name="gr1" draw:text-style-name="P1" draw:layer="layout" svg:width="1.651cm" svg:height="1.216cm" svg:x="15.478cm" svg:y="8.62cm">
          <draw:image xlink:href="Pictures/100002010000012C000000DDEB52E77C0DFDB8A8.png" xlink:type="simple" xlink:show="embed" xlink:actuate="onLoad">
            <text:p/>
          </draw:image>
        </draw:frame>
        <draw:line draw:style-name="gr2" draw:text-style-name="P2" draw:layer="layout" svg:x1="9.509cm" svg:y1="8.874cm" svg:x2="12.049cm" svg:y2="6.842cm">
          <text:p/>
        </draw:line>
        <draw:line draw:style-name="gr2" draw:text-style-name="P2" draw:layer="layout" svg:x1="9.763cm" svg:y1="9.763cm" svg:x2="12.43cm" svg:y2="11.668cm">
          <text:p/>
        </draw:line>
        <draw:line draw:style-name="gr2" draw:text-style-name="P2" draw:layer="layout" svg:x1="13.446cm" svg:y1="11.668cm" svg:x2="15.859cm" svg:y2="9.636cm">
          <text:p/>
        </draw:line>
        <draw:line draw:style-name="gr2" draw:text-style-name="P2" draw:layer="layout" svg:x1="13.192cm" svg:y1="6.842cm" svg:x2="15.859cm" svg:y2="9.001cm">
          <text:p/>
        </draw:line>
        <draw:custom-shape draw:style-name="gr3" draw:text-style-name="P3" draw:layer="layout" svg:width="2.159cm" svg:height="2.413cm" svg:x="1.635cm" svg:y="7.985cm">
          <text:p text:style-name="P3"><text:span text:style-name="T1">RYU</text:span></text:p>
          <text:p text:style-name="P3"><text:span text:style-name="T1">BGP App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94cm" svg:y1="9.255cm" svg:x2="8.493cm" svg:y2="9.255cm">
          <text:p/>
        </draw:line>
        <draw:frame draw:style-name="gr4" draw:text-style-name="P1" draw:layer="layout" svg:width="0.671cm" svg:height="1.47cm" draw:transform="rotate (-3.14159265358979) translate (12.974cm 4.475cm)">
          <draw:image xlink:href="Pictures/10000201000000A300000165D2CB03A104B1CD51.png" xlink:type="simple" xlink:show="embed" xlink:actuate="onLoad">
            <text:p/>
          </draw:image>
        </draw:frame>
        <draw:line draw:style-name="gr2" draw:text-style-name="P2" draw:layer="layout" svg:x1="12.684cm" svg:y1="6.099cm" svg:x2="12.684cm" svg:y2="4.448cm">
          <text:p/>
        </draw:line>
        <draw:frame draw:style-name="gr4" draw:text-style-name="P1" draw:layer="layout" svg:width="0.671cm" svg:height="1.47cm" draw:transform="rotate (-3.14159265358979) translate (12.975cm 4.475cm)">
          <draw:image xlink:href="Pictures/10000201000000A300000165D2CB03A104B1CD51.png" xlink:type="simple" xlink:show="embed" xlink:actuate="onLoad">
            <text:p/>
          </draw:image>
        </draw:frame>
        <draw:line draw:style-name="gr2" draw:text-style-name="P2" draw:layer="layout" svg:x1="12.685cm" svg:y1="6.099cm" svg:x2="12.685cm" svg:y2="4.448cm">
          <text:p/>
        </draw:line>
        <draw:frame draw:style-name="gr4" draw:text-style-name="P1" draw:layer="layout" svg:width="0.671cm" svg:height="1.47cm" draw:transform="rotate (-3.14159265358979) translate (12.975cm 15.475cm)">
          <draw:image xlink:href="Pictures/10000201000000A300000165D2CB03A104B1CD51.png" xlink:type="simple" xlink:show="embed" xlink:actuate="onLoad">
            <text:p/>
          </draw:image>
        </draw:frame>
        <draw:line draw:style-name="gr2" draw:text-style-name="P2" draw:layer="layout" svg:x1="12.684cm" svg:y1="14.081cm" svg:x2="12.684cm" svg:y2="12.43cm">
          <text:p/>
        </draw:line>
        <draw:frame draw:style-name="gr4" draw:text-style-name="P1" draw:layer="layout" svg:width="0.671cm" svg:height="1.47cm" draw:transform="rotate (-3.14159265358979) translate (19.542cm 9.763cm)">
          <draw:image xlink:href="Pictures/10000201000000A300000165D2CB03A104B1CD51.png" xlink:type="simple" xlink:show="embed" xlink:actuate="onLoad">
            <text:p/>
          </draw:image>
        </draw:frame>
        <draw:line draw:style-name="gr2" draw:text-style-name="P2" draw:layer="layout" svg:x1="17.129cm" svg:y1="9.128cm" svg:x2="19.161cm" svg:y2="9.128cm">
          <text:p/>
        </draw:line>
        <draw:frame draw:style-name="gr4" draw:text-style-name="P1" draw:layer="layout" svg:width="0.671cm" svg:height="1.47cm" draw:transform="rotate (-3.14159265358979) translate (8.747cm 12.43cm)">
          <draw:image xlink:href="Pictures/10000201000000A300000165D2CB03A104B1CD51.png" xlink:type="simple" xlink:show="embed" xlink:actuate="onLoad">
            <text:p/>
          </draw:image>
        </draw:frame>
        <draw:line draw:style-name="gr2" draw:text-style-name="P2" draw:layer="layout" svg:x1="9.001cm" svg:y1="9.763cm" svg:x2="8.366cm" svg:y2="11.16cm">
          <text:p/>
        </draw:line>
        <draw:frame draw:style-name="gr5" draw:text-style-name="P5" draw:layer="layout" svg:width="2.667cm" svg:height="1.199cm" svg:x="7.223cm" svg:y="7.758cm">
          <draw:text-box>
            <text:p text:style-name="P4"><text:span text:style-name="T2">Rtr-A</text:span></text:p>
            <text:p text:style-name="P4"><text:span text:style-name="T2">AS:64511</text:span></text:p>
          </draw:text-box>
        </draw:frame>
        <draw:frame draw:style-name="gr5" draw:text-style-name="P5" draw:layer="layout" svg:width="2.286cm" svg:height="1.199cm" svg:x="9.509cm" svg:y="5.897cm">
          <draw:text-box>
            <text:p text:style-name="P4"><text:span text:style-name="T2">Rtr-B</text:span></text:p>
            <text:p text:style-name="P4"><text:span text:style-name="T2">AS:64512</text:span></text:p>
          </draw:text-box>
        </draw:frame>
        <draw:frame draw:style-name="gr5" draw:text-style-name="P5" draw:layer="layout" svg:width="2.286cm" svg:height="1.199cm" svg:x="15.224cm" svg:y="7.294cm">
          <draw:text-box>
            <text:p text:style-name="P4"><text:span text:style-name="T2">Rtr-C</text:span></text:p>
            <text:p text:style-name="P4"><text:span text:style-name="T2">AS:64513</text:span></text:p>
          </draw:text-box>
        </draw:frame>
        <draw:frame draw:style-name="gr5" draw:text-style-name="P5" draw:layer="layout" svg:width="2.286cm" svg:height="1.199cm" svg:x="13.7cm" svg:y="11.485cm">
          <draw:text-box>
            <text:p text:style-name="P4"><text:span text:style-name="T2">Rtr-D</text:span></text:p>
            <text:p text:style-name="P4"><text:span text:style-name="T2">AS:64514</text:span></text:p>
          </draw:text-box>
        </draw:frame>
        <draw:frame draw:style-name="gr6" draw:text-style-name="P5" draw:layer="layout" svg:width="1.143cm" svg:height="0.818cm" svg:x="7.858cm" svg:y="12.628cm">
          <draw:text-box>
            <text:p text:style-name="P4"><text:span text:style-name="T2">a1</text:span></text:p>
          </draw:text-box>
        </draw:frame>
        <draw:frame draw:style-name="gr7" draw:text-style-name="P5" draw:layer="layout" svg:width="1.143cm" svg:height="0.683cm" svg:x="13.049cm" svg:y="2.905cm">
          <draw:text-box>
            <text:p text:style-name="P4"><text:span text:style-name="T2">b1</text:span></text:p>
          </draw:text-box>
        </draw:frame>
        <draw:frame draw:style-name="gr6" draw:text-style-name="P5" draw:layer="layout" svg:width="1.143cm" svg:height="0.818cm" svg:x="18.78cm" svg:y="7.477cm">
          <draw:text-box>
            <text:p text:style-name="P4"><text:span text:style-name="T2">c1</text:span></text:p>
          </draw:text-box>
        </draw:frame>
        <draw:frame draw:style-name="gr6" draw:text-style-name="P5" draw:layer="layout" svg:width="1.143cm" svg:height="0.818cm" svg:x="13.319cm" svg:y="14.406cm">
          <draw:text-box>
            <text:p text:style-name="P4"><text:span text:style-name="T2">d1</text:span></text:p>
          </draw:text-box>
        </draw:frame>
        <draw:frame draw:style-name="gr5" draw:text-style-name="P5" draw:layer="layout" svg:width="2.286cm" svg:height="1.199cm" svg:x="1.508cm" svg:y="10.596cm">
          <draw:text-box>
            <text:p text:style-name="P4"><text:span text:style-name="T2">AS:65001</text:span></text:p>
          </draw:text-box>
        </draw:frame>
        <draw:frame draw:style-name="gr8" draw:text-style-name="P6" draw:layer="layout" svg:width="7.112cm" svg:height="1.165cm" svg:x="6.715cm" svg:y="1.127cm">
          <draw:text-box>
            <text:p>BGP Routing Topolog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21:45:37.802230148</meta:creation-date>
    <dc:date>2018-04-12T22:04:53.146227171</dc:date>
    <meta:editing-duration>PT8M34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